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79ec" officeooo:paragraph-rsid="001279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@startuml<text:line-break/>actor User<text:line-break/>participant "ChatSystem" as C<text:line-break/>participant "WalkService" as WS<text:line-break/>participant "NotificationGeneratorOfTemplateService" as NGS<text:line-break/>participant "WalkNotificationService" as WNS<text:line-break/>participant "NotificationManager" as NM<text:line-break/>participant "NotificationPreference" as NP<text:line-break/>participant "SmsNotificationService" as SMS<text:line-break/>participant "EmailNotificationService" as EMAIL<text:line-break/>participant "MailerInterface" as Mailer<text:line-break/>participant "SmsSender" as SmsSender<text:line-break/>participant "BDD" as BDD<text:line-break/><text:line-break/>User -&gt; C: SendChatMessage(User, Chat, Message)<text:line-break/>C-&gt; C: Verify message format<text:line-break/>alt Message format is valid<text:line-break/> <text:s text:c="3"/>C -&gt; BDD: INSERT message<text:line-break/> <text:s text:c="3"/>BDD --&gt; C: Return operation status or Error: Database Unreachable<text:line-break/> <text:s text:c="3"/>alt Database reachable<text:line-break/> <text:s text:c="7"/>alt Operation successful<text:line-break/> <text:s text:c="11"/>C -&gt; User: Message successfully sent.<text:line-break/> <text:s text:c="11"/>C -&gt; WS: CallWalkService To Find Walk associate to the Chat<text:line-break/> <text:s text:c="11"/>WS -&gt; BDD: getAssociateWalk(Chat)<text:line-break/> <text:s text:c="11"/>BDD --&gt; WS: Return Walk or null or Error<text:line-break/> <text:s text:c="11"/>alt Walk found<text:line-break/> <text:s text:c="15"/>WS --&gt; C: Return Walk<text:line-break/> <text:s text:c="15"/>C -&gt; NGS: Call the Notification Generator Service(Walk, 'new_message_chat')<text:line-break/> <text:s text:c="15"/>NGS -&gt; NGS: GenerateTemplate(Walk, 'new_message_chat')<text:line-break/> <text:s text:c="15"/>NGS --&gt; WS: ask To Send Notifications with generated template<text:line-break/> <text:s text:c="15"/>WS -&gt; WNS: sendNotification(Walk, GeneratedTemplate)<text:line-break/> <text:s text:c="15"/>WNS -&gt; BDD: GetParticipants(Walk)<text:line-break/> <text:s text:c="15"/>BDD --&gt; WNS: Return Participants or Error<text:line-break/> <text:s text:c="15"/>alt Participants found<text:line-break/> <text:s text:c="19"/>WNS --&gt; WNS: Participants<text:line-break/> <text:s text:c="19"/>loop For each participant<text:line-break/> <text:s text:c="23"/>WNS -&gt; NM: getPreferences(participant, 'new_message_chat')<text:line-break/> <text:s text:c="23"/>NM -&gt; BDD: GetNotificationPreferences(participant, 'new_message_chat')<text:line-break/> <text:s text:c="23"/>BDD --&gt; NM: Return preferenceList or Error<text:line-break/> <text:s text:c="24"/>NM --&gt; WNS: Return preferenceList<text:line-break/> <text:s text:c="23"/>alt preferenceList returned<text:line-break/> <text:s text:c="27"/>alt preferenceList.size() &gt; 0<text:line-break/> <text:s text:c="30"/><text:line-break/> <text:s text:c="31"/>WNS -&gt; NM: notify(participant, 'new_message_chat', preferenceList, GeneratedTemplate)<text:line-break/> <text:s text:c="31"/>loop For each preference<text:line-break/> <text:s text:c="35"/>alt Preference channel is SMS<text:line-break/> <text:s text:c="39"/>NM -&gt; SMS: sendNotification(participant, GeneratedTemplate)<text:line-break/> <text:s text:c="39"/>SMS -&gt; SmsSender: send(sms)<text:line-break/> <text:s text:c="39"/>alt SMS sent successfully<text:line-break/> <text:s text:c="43"/>SmsSender -&gt; User: Send SMS<text:line-break/> <text:s text:c="43"/>SmsSender --&gt; SMS: Success<text:line-break/><text:soft-page-break/> <text:s text:c="43"/>SMS --&gt; NM: Success<text:line-break/> <text:s text:c="39"/>else SMS sending failed<text:line-break/> <text:s text:c="43"/>SmsSender --&gt; SMS: Fail<text:line-break/> <text:s text:c="43"/>SMS --&gt; NM: Fail<text:line-break/> <text:s text:c="43"/>NM -&gt; NM: Log error: SMS sending failed<text:line-break/> <text:s text:c="43"/>NM -&gt; WNS: Inform SMS sending failed<text:line-break/> <text:s text:c="39"/>end<text:line-break/> <text:s text:c="35"/>else Preference channel is Email<text:line-break/> <text:s text:c="39"/>NM -&gt; EMAIL: sendNotification(participant, GeneratedTemplate)<text:line-break/> <text:s text:c="39"/>EMAIL -&gt; Mailer: send(email)<text:line-break/> <text:s text:c="39"/>alt Email sent successfully<text:line-break/> <text:s text:c="43"/>Mailer -&gt; User: Send Email<text:line-break/> <text:s text:c="43"/>Mailer --&gt; EMAIL: Success<text:line-break/> <text:s text:c="43"/>EMAIL --&gt; NM: Success<text:line-break/> <text:s text:c="39"/>else Email sending failed<text:line-break/> <text:s text:c="43"/>Mailer --&gt; EMAIL: Fail<text:line-break/> <text:s text:c="43"/>EMAIL --&gt; NM: Fail<text:line-break/> <text:s text:c="43"/>NM -&gt; NM: Log error: Email sending failed<text:line-break/> <text:s text:c="43"/>NM -&gt; WNS: Inform Email sending failed<text:line-break/> <text:s text:c="39"/>end<text:line-break/> <text:s text:c="35"/>end<text:line-break/> <text:s text:c="31"/>end<text:line-break/> <text:s text:c="27"/>else preferenceList.size() == 0<text:line-break/> <text:s text:c="31"/>'Do nothing, proceed to next participant'<text:line-break/> <text:s text:c="27"/>end<text:line-break/> <text:s text:c="23"/>else Error getting preferences<text:line-break/> <text:s text:c="27"/>NM -&gt; NM: Log error: Notification preferences could not be retrieved<text:line-break/> <text:s text:c="27"/>NM --&gt; WNS: Inform Error<text:line-break/> <text:s text:c="23"/>end<text:line-break/> <text:s text:c="19"/>end<text:line-break/> <text:s text:c="15"/>else Participants not found or Error<text:line-break/> <text:s text:c="19"/>WNS -&gt; NM: Log Error : Participants not found or error<text:line-break/> <text:s text:c="19"/>WNS -&gt; C : Inform Error<text:line-break/> <text:s text:c="15"/>end<text:line-break/> <text:s text:c="11"/>else Walk not found or Error<text:line-break/> <text:s text:c="15"/>WS --&gt; C: Return error: Walk not found or Database Error<text:line-break/> <text:s text:c="15"/>C -&gt; User: Return error: Walk not found or Database Error<text:line-break/> <text:s text:c="11"/>end<text:line-break/> <text:s text:c="7"/>else Operation failed<text:line-break/> <text:s text:c="11"/>C -&gt; User: Return error: Message could not be saved<text:line-break/> <text:s text:c="7"/>end<text:line-break/><text:line-break/> <text:s text:c="7"/>C -&gt; User: Return Error: Database Unreachable<text:line-break/> <text:s text:c="3"/>end<text:line-break/>else Message format is invalid<text:line-break/> <text:s text:c="3"/>C -&gt; User: Return error: Invalid message format<text:line-break/>end<text:line-break/>@endu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29T14:55:03.681000000</meta:creation-date>
    <dc:date>2025-03-29T15:56:03.012000000</dc:date>
    <meta:editing-duration>PT1H59S</meta:editing-duration>
    <meta:editing-cycles>2</meta:editing-cycles>
    <meta:generator>LibreOffice/7.2.0.4$Windows_x86 LibreOffice_project/9a9c6381e3f7a62afc1329bd359cc48accb6435b</meta:generator>
    <meta:document-statistic meta:table-count="0" meta:image-count="0" meta:object-count="0" meta:page-count="2" meta:paragraph-count="1" meta:word-count="474" meta:character-count="5177" meta:non-whitespace-character-count="2687"/>
  </office:meta>
</office:document-meta>
</file>